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sans-serif"/>
    <style:font-face style:name="calibri" svg:font-family="calibri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paragraph-rsid="0022bba8" style:text-blinking="false" fo:background-color="#ffffff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1abcd0" officeooo:paragraph-rsid="0022bba8" style:text-blinking="false" fo:background-color="#ffffff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26b7c0" officeooo:paragraph-rsid="0026b7c0" style:text-blinking="false" fo:background-color="#ffffff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c1c1c" style:text-line-through-style="none" style:text-line-through-type="none" style:font-name="Arial" fo:font-size="16pt" fo:font-style="normal" style:text-underline-style="none" fo:font-weight="bold" officeooo:rsid="001a8db0" officeooo:paragraph-rsid="0022bba8" style:text-blinking="false" fo:background-color="transparent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2530ae" officeooo:paragraph-rsid="002530ae" style:text-blinking="false" fo:background-color="#ffffff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26b7c0" officeooo:paragraph-rsid="0026b7c0" style:text-blinking="false" fo:background-color="#ffffff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color="#1c1c1c" fo:font-size="16pt" fo:font-weight="bold" officeooo:rsid="001a8db0" officeooo:paragraph-rsid="0022bba8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1fbe6c" officeooo:paragraph-rsid="001fbe6c" style:font-size-asian="16pt" style:font-size-complex="16pt"/>
    </style:style>
    <style:style style:name="P9" style:family="paragraph" style:parent-style-name="Standard">
      <style:text-properties fo:font-size="16pt" officeooo:rsid="00211a74" officeooo:paragraph-rsid="00211a74" style:font-size-asian="16pt" style:font-size-complex="16pt"/>
    </style:style>
    <style:style style:name="P10" style:family="paragraph" style:parent-style-name="Standard">
      <style:text-properties fo:font-size="16pt" fo:font-weight="bold" officeooo:rsid="001fbe6c" officeooo:paragraph-rsid="001fbe6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11a74" officeooo:paragraph-rsid="00211a74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ff007f" fo:font-size="16pt" officeooo:rsid="001fbe6c" officeooo:paragraph-rsid="001fbe6c" style:font-size-asian="16pt" style:font-size-complex="16pt"/>
    </style:style>
    <style:style style:name="P13" style:family="paragraph" style:parent-style-name="Standard">
      <style:text-properties fo:color="#ff007f" fo:font-size="16pt" officeooo:rsid="00211a74" officeooo:paragraph-rsid="00211a74" style:font-size-asian="16pt" style:font-size-complex="16pt"/>
    </style:style>
    <style:style style:name="P14" style:family="paragraph" style:parent-style-name="Standard">
      <style:text-properties fo:color="#ff007f" fo:font-size="16pt" officeooo:rsid="0022bba8" officeooo:paragraph-rsid="0022bba8" style:font-size-asian="16pt" style:font-size-complex="16pt"/>
    </style:style>
    <style:style style:name="P15" style:family="paragraph" style:parent-style-name="Text_20_body">
      <style:text-properties fo:font-variant="normal" fo:text-transform="none" fo:color="#0000ff" style:font-name="calibri" fo:font-size="13pt" fo:letter-spacing="normal" fo:font-style="normal" fo:font-weight="bold" officeooo:rsid="0011e552" officeooo:paragraph-rsid="00245b5d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ff007f" style:font-name="Arial1" fo:font-size="16pt" fo:letter-spacing="normal" fo:font-style="normal" fo:font-weight="normal" officeooo:rsid="001fbe6c" officeooo:paragraph-rsid="00245b5d" style:font-size-asian="16pt" style:font-weight-asian="bold" style:font-size-complex="16pt" style:font-weight-complex="bold"/>
    </style:style>
    <style:style style:name="P17" style:family="paragraph" style:parent-style-name="Heading_20_2">
      <style:text-properties fo:font-variant="normal" fo:text-transform="none" fo:color="#0000ff" style:font-name="calibri" fo:font-size="13pt" fo:letter-spacing="normal" fo:font-style="normal" fo:font-weight="bold" officeooo:rsid="0011e552" officeooo:paragraph-rsid="00245b5d" style:font-size-asian="13pt" style:font-weight-asian="bold" style:font-size-complex="13pt" style:font-weight-complex="bold"/>
    </style:style>
    <style:style style:name="P18" style:family="paragraph" style:parent-style-name="Heading_20_2">
      <style:paragraph-properties fo:text-align="start" style:justify-single-word="false"/>
      <style:text-properties fo:font-variant="normal" fo:text-transform="none" fo:color="#0000ff" style:font-name="calibri" fo:font-size="20pt" fo:letter-spacing="normal" fo:font-style="normal" fo:font-weight="bold" officeooo:rsid="0011e552" officeooo:paragraph-rsid="00245b5d" style:font-size-asian="20pt" style:font-weight-asian="bold" style:font-size-complex="20pt" style:font-weight-complex="bold"/>
    </style:style>
    <style:style style:name="P19" style:family="paragraph" style:parent-style-name="Heading_20_2">
      <style:text-properties fo:font-variant="normal" fo:text-transform="none" fo:color="#000000" style:font-name="calibri" fo:font-size="16pt" fo:letter-spacing="normal" fo:font-style="normal" fo:font-weight="bold" officeooo:rsid="0011e552" officeooo:paragraph-rsid="00245b5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11e552" officeooo:paragraph-rsid="002a3f77" style:text-blinking="false" fo:background-color="#ffffff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2a3f77" officeooo:paragraph-rsid="002a3f77" style:text-blinking="false" fo:background-color="#ffffff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17a155" officeooo:paragraph-rsid="002a3f77" style:text-blinking="false" fo:background-color="#ffffff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2bfcfd" officeooo:paragraph-rsid="002bfcfd" style:text-blinking="false" fo:background-color="#ffffff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2ce825" officeooo:paragraph-rsid="002ce825" style:text-blinking="false" fo:background-color="#ffffff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bold" officeooo:rsid="002a3f77" officeooo:paragraph-rsid="002a3f77" style:text-blinking="false" fo:background-color="#ffffff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bold" officeooo:rsid="002bfcfd" officeooo:paragraph-rsid="002bfcfd" style:text-blinking="false" fo:background-color="#fffff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2a3f77" officeooo:paragraph-rsid="002a3f77" style:text-blinking="false" fo:background-color="#fffff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2bfcfd" officeooo:paragraph-rsid="002bfcfd" style:text-blinking="false" fo:background-color="#ffffff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0000ff" fo:font-size="13pt" fo:font-weight="bold" officeooo:rsid="0011e552" officeooo:paragraph-rsid="002a3f77" style:font-size-asian="13pt" style:font-weight-asian="bold" style:font-size-complex="13pt" style:font-weight-complex="bold"/>
    </style:style>
    <style:style style:name="P30" style:family="paragraph" style:parent-style-name="Standard">
      <style:text-properties fo:color="#0000ff" fo:font-size="13pt" fo:font-weight="bold" officeooo:rsid="00143a4b" officeooo:paragraph-rsid="002a3f77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ff007f" fo:font-size="16pt" fo:font-weight="normal" officeooo:rsid="0011e552" officeooo:paragraph-rsid="002a3f77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ff007f" fo:font-size="16pt" fo:font-weight="normal" officeooo:rsid="0016f9d9" officeooo:paragraph-rsid="002a3f77" style:font-size-asian="16pt" style:font-weight-asian="normal" style:font-size-complex="16pt" style:font-weight-complex="normal"/>
    </style:style>
    <style:style style:name="P33" style:family="paragraph" style:parent-style-name="Standard">
      <style:text-properties fo:color="#ff007f" fo:font-size="16pt" fo:font-weight="normal" officeooo:rsid="00143a4b" officeooo:paragraph-rsid="002a3f77" style:font-size-asian="16pt" style:font-weight-asian="normal" style:font-size-complex="16pt" style:font-weight-complex="normal"/>
    </style:style>
    <style:style style:name="P34" style:family="paragraph" style:parent-style-name="Standard">
      <style:text-properties fo:color="#ff007f" fo:font-size="16pt" fo:font-weight="normal" officeooo:rsid="001a8db0" officeooo:paragraph-rsid="002a3f77" style:font-size-asian="16pt" style:font-weight-asian="normal" style:font-size-complex="16pt" style:font-weight-complex="normal"/>
    </style:style>
    <style:style style:name="P35" style:family="paragraph" style:parent-style-name="Standard">
      <style:text-properties fo:color="#111111" fo:font-size="13pt" fo:font-weight="normal" officeooo:rsid="0011e552" officeooo:paragraph-rsid="002a3f77" style:font-size-asian="13pt" style:font-weight-asian="normal" style:font-size-complex="13pt" style:font-weight-complex="normal"/>
    </style:style>
    <style:style style:name="P36" style:family="paragraph" style:parent-style-name="Standard">
      <style:text-properties fo:color="#111111" fo:font-size="13pt" fo:font-weight="normal" officeooo:rsid="0016f9d9" officeooo:paragraph-rsid="002a3f77" style:font-size-asian="13pt" style:font-weight-asian="normal" style:font-size-complex="13pt" style:font-weight-complex="normal"/>
    </style:style>
    <style:style style:name="P37" style:family="paragraph" style:parent-style-name="Standard">
      <style:text-properties fo:color="#111111" fo:font-size="13pt" fo:font-weight="normal" officeooo:rsid="00143a4b" officeooo:paragraph-rsid="002a3f77" style:font-size-asian="13pt" style:font-weight-asian="normal" style:font-size-complex="13pt" style:font-weight-complex="normal"/>
    </style:style>
    <style:style style:name="P38" style:family="paragraph" style:parent-style-name="Standard">
      <style:text-properties fo:color="#111111" fo:font-size="13pt" fo:font-weight="normal" officeooo:rsid="00130e39" officeooo:paragraph-rsid="002a3f77" style:font-size-asian="13pt" style:font-weight-asian="normal" style:font-size-complex="13pt" style:font-weight-complex="normal"/>
    </style:style>
    <style:style style:name="P39" style:family="paragraph" style:parent-style-name="Standard">
      <style:text-properties fo:color="#1c1c1c" fo:font-size="13pt" fo:font-weight="normal" officeooo:rsid="0016f9d9" officeooo:paragraph-rsid="002a3f77" style:font-size-asian="13pt" style:font-weight-asian="normal" style:font-size-complex="13pt" style:font-weight-complex="normal"/>
    </style:style>
    <style:style style:name="P40" style:family="paragraph" style:parent-style-name="Standard">
      <style:text-properties fo:color="#1c1c1c" fo:font-size="13pt" fo:font-weight="normal" officeooo:rsid="001a8db0" officeooo:paragraph-rsid="002a3f77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26b7c0" officeooo:paragraph-rsid="0026b7c0" style:text-blinking="false" fo:background-color="#ffffff" style:font-size-asian="16pt" style:font-weight-asian="normal" style:font-size-complex="16pt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7f" style:text-line-through-style="none" style:text-line-through-type="none" style:font-name="Arial" fo:font-size="16pt" fo:font-style="normal" style:text-underline-style="none" fo:font-weight="normal" officeooo:rsid="002a3f77" officeooo:paragraph-rsid="002a3f77" style:text-blinking="false" fo:background-color="#ffffff" style:font-size-asian="16pt" style:font-weight-asian="normal" style:font-size-complex="16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26b7c0" officeooo:paragraph-rsid="002a3f77" style:text-blinking="false" fo:background-color="#ffffff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2a3f77" officeooo:paragraph-rsid="002a3f77" style:text-blinking="false" fo:background-color="#ffffff" style:font-size-asian="16pt" style:font-weight-asian="bold" style:font-size-complex="16pt" style:font-weight-complex="bold"/>
    </style:style>
    <style:style style:name="T1" style:family="text">
      <style:text-properties officeooo:rsid="0022bba8"/>
    </style:style>
    <style:style style:name="T2" style:family="text">
      <style:text-properties fo:font-variant="normal" fo:text-transform="none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tyle="normal" style:text-underline-style="none" officeooo:rsid="001abcd0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tyle="normal" style:text-underline-style="none" officeooo:rsid="0022bba8" style:text-blinking="false" fo:background-color="transparent" loext:char-shading-value="0"/>
    </style:style>
    <style:style style:name="T5" style:family="text">
      <style:text-properties officeooo:rsid="0023de05"/>
    </style:style>
    <style:style style:name="T6" style:family="text">
      <style:text-properties fo:color="#7f00ff" fo:font-weight="normal" fo:background-color="#ff7f00" loext:char-shading-value="0" style:font-weight-asian="normal" style:font-weight-complex="normal"/>
    </style:style>
    <style:style style:name="T7" style:family="text">
      <style:text-properties officeooo:rsid="00245b5d"/>
    </style:style>
    <style:style style:name="T8" style:family="text">
      <style:text-properties officeooo:rsid="002a3f77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b33f7" fo:background-color="transparent" loext:char-shading-value="0"/>
    </style:style>
    <style:style style:name="T11" style:family="text">
      <style:text-properties officeooo:rsid="0034e4a3" fo:background-color="transparent" loext:char-shading-value="0"/>
    </style:style>
    <style:style style:name="T12" style:family="text">
      <style:text-properties officeooo:rsid="00338b4e" fo:background-color="transparent" loext:char-shading-value="0"/>
    </style:style>
    <style:style style:name="T13" style:family="text">
      <style:text-properties fo:color="#000000" fo:font-weight="bold" fo:background-color="transparent" loext:char-shading-value="0" style:font-weight-asian="bold" style:font-weight-complex="bold"/>
    </style:style>
    <style:style style:name="T14" style:family="text">
      <style:text-properties fo:color="#000000" fo:background-color="transparent" loext:char-shading-value="0"/>
    </style:style>
    <style:style style:name="T15" style:family="text">
      <style:text-properties fo:color="#000000" officeooo:rsid="001b33f7" fo:background-color="transparent" loext:char-shading-value="0"/>
    </style:style>
    <style:style style:name="T16" style:family="text">
      <style:text-properties officeooo:rsid="0016f9d9"/>
    </style:style>
    <style:style style:name="T17" style:family="text">
      <style:text-properties officeooo:rsid="00143a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<text:tab/><text:tab/><text:tab/> <text:span text:style-name="T6">Shell Scripting</text:span></text:h>
      <text:h text:style-name="P17" text:outline-level="2"/>
      <text:h text:style-name="P17" text:outline-level="2"/>
      <text:h text:style-name="P17" text:outline-level="2"/>
      <text:h text:style-name="P19" text:outline-level="2">What is Shell Scripting?</text:h>
      <text:p text:style-name="P15"/>
      <text:p text:style-name="P16">Shell scripting is writing a series of command for the shell to execute. It can combine lengthy and repetitive sequences of commands into a single and simple script, which can be stored and executed anytime. This reduces the effort required by the end user.</text:p>
      <text:p text:style-name="P10"/>
      <text:p text:style-name="P10"><text:span text:style-name="T1">1.</text:span>How to Display the List of files ?</text:p>
      <text:p text:style-name="P10"/>
      <text:p text:style-name="P12">#!/bin/bash</text:p>
      <text:p text:style-name="P12">for item in *</text:p>
      <text:p text:style-name="P12">do</text:p>
      <text:p text:style-name="P12"><text:tab/>if [ -f $item ]</text:p>
      <text:p text:style-name="P12"><text:tab/>then</text:p>
      <text:p text:style-name="P12"><text:tab/>echo $item</text:p>
      <text:p text:style-name="P12"><text:tab/>fi</text:p>
      <text:p text:style-name="P12">done</text:p>
      <text:p text:style-name="P12"/>
      <text:p text:style-name="P10"><text:span text:style-name="T1">2.</text:span>How to Display the list of Directories?</text:p>
      <text:p text:style-name="P12"/>
      <text:p text:style-name="P12">#!/bin/bash</text:p>
      <text:p text:style-name="P12">for item in *</text:p>
      <text:p text:style-name="P12">do</text:p>
      <text:p text:style-name="P12"><text:tab/>if [ -d $item ]</text:p>
      <text:p text:style-name="P12"><text:tab/>then</text:p>
      <text:p text:style-name="P12"><text:tab/>echo $item</text:p>
      <text:p text:style-name="P12"><text:tab/>fi</text:p>
      <text:p text:style-name="P12">done</text:p>
      <text:p text:style-name="P12"/>
      <text:p text:style-name="P10"><text:span text:style-name="T1">3.</text:span>How to Display the list of users,UID and GID ?</text:p>
      <text:p text:style-name="P8"><text:soft-page-break/></text:p>
      <text:p text:style-name="P13">#!/bin/bash</text:p>
      <text:p text:style-name="P13">for user in test1 test2 test3 test4</text:p>
      <text:p text:style-name="P13">do</text:p>
      <text:p text:style-name="P13">echo "In for loop.. user variable = $user"</text:p>
      <text:p text:style-name="P13">echo "Running command: id $user"</text:p>
      <text:p text:style-name="P13">id $user</text:p>
      <text:p text:style-name="P13">echo</text:p>
      <text:p text:style-name="P13">done</text:p>
      <text:p text:style-name="P13"/>
      <text:p text:style-name="P10"><text:span text:style-name="T1">4.</text:span>How to Display the at time five commands?</text:p>
      <text:p text:style-name="P8"/>
      <text:p text:style-name="P13">#!/bin/bash</text:p>
      <text:p text:style-name="P13">for command in ls pwd <text:s/>date netstat vmstat iostat ps sar ifconfig <text:span text:style-name="T7">top</text:span></text:p>
      <text:p text:style-name="P13">do</text:p>
      <text:p text:style-name="P13">echo "---------------------$command-------------------"</text:p>
      <text:p text:style-name="P13">$command</text:p>
      <text:p text:style-name="P13">done</text:p>
      <text:p text:style-name="P8"><text:s/></text:p>
      <text:p text:style-name="P11"><text:span text:style-name="T1">5.</text:span>How to Display Multipul users in at a time?</text:p>
      <text:p text:style-name="P9"/>
      <text:p text:style-name="P14">#!/bin/bash</text:p>
      <text:p text:style-name="P14">for a in {1..5}</text:p>
      <text:p text:style-name="P14">do</text:p>
      <text:p text:style-name="P14">useradd test$a</text:p>
      <text:p text:style-name="P14">done</text:p>
      <text:p text:style-name="P14"/>
      <text:p text:style-name="P7"><text:span text:style-name="T4">6</text:span><text:span text:style-name="T3">.</text:span><text:span text:style-name="T4">How to </text:span><text:span text:style-name="T2">Create 1000 files with having data “ Hello my name is manju” </text:span></text:p>
      <text:p text:style-name="P4"/>
      <text:p text:style-name="P1">#!/bin/bash</text:p>
      <text:p text:style-name="P1">for i in {1..1000}</text:p>
      <text:p text:style-name="P1">do </text:p>
      <text:p text:style-name="P1">echo “Hello my name is <text:span text:style-name="T5">Prabhakar</text:span>” &gt; “file$i”</text:p>
      <text:p text:style-name="P2">done</text:p>
      <text:p text:style-name="P2"/>
      <text:p text:style-name="P6"><text:soft-page-break/>7.How to create 100 directories each directory in some files in some data in bash script</text:p>
      <text:p text:style-name="P5"/>
      <text:p text:style-name="P3">#!/bin/bash</text:p>
      <text:p text:style-name="P3">mkdir mydata</text:p>
      <text:p text:style-name="P3">cd "mydata"</text:p>
      <text:p text:style-name="P3">i=1</text:p>
      <text:p text:style-name="P3">while [ $i -le 100 ]</text:p>
      <text:p text:style-name="P3">do</text:p>
      <text:p text:style-name="P3">touch $i.cfg</text:p>
      <text:p text:style-name="P3">touch $i.jpg</text:p>
      <text:p text:style-name="P3">echo "My Name is Prabhakar" &gt; "file$i.cfg"</text:p>
      <text:p text:style-name="P3">((i++))</text:p>
      <text:p text:style-name="P3">done</text:p>
      <text:p text:style-name="P3"/>
      <text:p text:style-name="P43"> <text:span text:style-name="T8">8.</text:span><text:span text:style-name="T10">How do I print fibonacci series in Bash </text:span></text:p>
      <text:p text:style-name="P43"><text:span text:style-name="T10"/></text:p>
      <text:p text:style-name="P42"><text:span text:style-name="T10">#!/bin/bash</text:span></text:p>
      <text:p text:style-name="P42"><text:span text:style-name="T10">echo “Enter n for Fibonacci series: - “</text:span></text:p>
      <text:p text:style-name="P42"><text:span text:style-name="T10">read n</text:span></text:p>
      <text:p text:style-name="P42"><text:span text:style-name="T10">echo “Fibonacci series is: - “</text:span></text:p>
      <text:p text:style-name="P42"><text:span text:style-name="T10">echo “0”</text:span></text:p>
      <text:p text:style-name="P42"><text:span text:style-name="T10">echo “1”</text:span></text:p>
      <text:p text:style-name="P42"><text:span text:style-name="T10">i=0</text:span></text:p>
      <text:p text:style-name="P42"><text:span text:style-name="T10">j=1</text:span></text:p>
      <text:p text:style-name="P42"><text:span text:style-name="T10">cnt=2</text:span></text:p>
      <text:p text:style-name="P42"><text:span text:style-name="T10">while [ $cnt –le $n ]</text:span></text:p>
      <text:p text:style-name="P42"><text:span text:style-name="T10">do</text:span></text:p>
      <text:p text:style-name="P42"><text:span text:style-name="T10">k=`expr $i + $j`</text:span></text:p>
      <text:p text:style-name="P42"><text:soft-page-break/><text:span text:style-name="T10">i= $j</text:span></text:p>
      <text:p text:style-name="P42"><text:span text:style-name="T10">j= $k</text:span></text:p>
      <text:p text:style-name="P42"><text:span text:style-name="T10">echo $k</text:span></text:p>
      <text:p text:style-name="P42"><text:span text:style-name="T10">cnt=`expr $cnt + 1`</text:span></text:p>
      <text:p text:style-name="P42"><text:span text:style-name="T10">done</text:span></text:p>
      <text:p text:style-name="P43"><text:span text:style-name="T10"/></text:p>
      <text:p text:style-name="P44"><text:span text:style-name="T10">9.How do I write Bash Script to find Armstrong number</text:span></text:p>
      <text:p text:style-name="P44"><text:span text:style-name="T10"/></text:p>
      <text:p text:style-name="P42"><text:span text:style-name="T10">#!/bin/bash</text:span></text:p>
      <text:p text:style-name="P42"><text:span text:style-name="T10">#Script to find armstrong number till 500, you can change it </text:span></text:p>
      <text:p text:style-name="P42"><text:span text:style-name="T10">i=1</text:span></text:p>
      <text:p text:style-name="P42"><text:span text:style-name="T10">while((i&lt;=500))</text:span></text:p>
      <text:p text:style-name="P42"><text:span text:style-name="T10">do</text:span></text:p>
      <text:p text:style-name="P42"><text:span text:style-name="T10">c=$i</text:span></text:p>
      <text:p text:style-name="P42"><text:span text:style-name="T10">d=$i</text:span></text:p>
      <text:p text:style-name="P42"><text:span text:style-name="T10">b=0</text:span></text:p>
      <text:p text:style-name="P42"><text:span text:style-name="T10">a=0</text:span></text:p>
      <text:p text:style-name="P42"><text:span text:style-name="T10">#checking each number</text:span></text:p>
      <text:p text:style-name="P42"><text:span text:style-name="T10">while((c&gt;0))</text:span></text:p>
      <text:p text:style-name="P42"><text:span text:style-name="T10">do</text:span></text:p>
      <text:p text:style-name="P42"><text:span text:style-name="T10">#separating each digit</text:span></text:p>
      <text:p text:style-name="P42"><text:span text:style-name="T10">a=$((c%10))</text:span></text:p>
      <text:p text:style-name="P42"><text:span text:style-name="T10">#finding cube of each digit and adding them</text:span></text:p>
      <text:p text:style-name="P42"><text:span text:style-name="T10">b=$((b + a*a*a))</text:span></text:p>
      <text:p text:style-name="P42"><text:span text:style-name="T10">c=$((c/10))</text:span></text:p>
      <text:p text:style-name="P42"><text:span text:style-name="T10">done</text:span></text:p>
      <text:p text:style-name="P42"><text:span text:style-name="T10">if((b==d)); then</text:span></text:p>
      <text:p text:style-name="P42"><text:span text:style-name="T10">echo "$i"</text:span></text:p>
      <text:p text:style-name="P42"><text:span text:style-name="T10">fi</text:span></text:p>
      <text:p text:style-name="P42"><text:soft-page-break/><text:span text:style-name="T10">i=$((i+1))</text:span></text:p>
      <text:p text:style-name="P42"><text:span text:style-name="T10">done</text:span></text:p>
      <text:p text:style-name="P44"><text:span text:style-name="T10"/></text:p>
      <text:p text:style-name="P44"><text:span text:style-name="T10">1</text:span><text:span text:style-name="T9">0.</text:span><text:span text:style-name="T11">S</text:span><text:span text:style-name="T12">hell Script to check whether a given String is Palindrome or not</text:span></text:p>
      <text:p text:style-name="P44"><text:span text:style-name="T12"/></text:p>
      <text:p text:style-name="P42"><text:span text:style-name="T12">#!/bin/bash</text:span></text:p>
      <text:p text:style-name="P42"><text:span text:style-name="T12">read -p "Enter the String:" n</text:span></text:p>
      <text:p text:style-name="P42"><text:span text:style-name="T12">len=${#n}</text:span></text:p>
      <text:p text:style-name="P42"><text:span text:style-name="T12">flag=1</text:span></text:p>
      <text:p text:style-name="P42"><text:span text:style-name="T12">for((i=0;i&lt;=len/2;i++))</text:span></text:p>
      <text:p text:style-name="P42"><text:span text:style-name="T12">do</text:span></text:p>
      <text:p text:style-name="P42"><text:span text:style-name="T12">c1="${n:$i:1}"</text:span></text:p>
      <text:p text:style-name="P42"><text:span text:style-name="T12">c2="${n:$len-$i-1:1}"</text:span></text:p>
      <text:p text:style-name="P42"><text:span text:style-name="T12">#comparing single single charcters from begining and end</text:span></text:p>
      <text:p text:style-name="P42"><text:span text:style-name="T12">if [ $c1 != $c2 ];then</text:span></text:p>
      <text:p text:style-name="P42"><text:span text:style-name="T12">flag=0</text:span></text:p>
      <text:p text:style-name="P42"><text:span text:style-name="T12">echo "String is not palindrome"</text:span></text:p>
      <text:p text:style-name="P42"><text:span text:style-name="T12">break</text:span></text:p>
      <text:p text:style-name="P42"><text:span text:style-name="T12">fi</text:span></text:p>
      <text:p text:style-name="P42"><text:span text:style-name="T12">done</text:span></text:p>
      <text:p text:style-name="P42"><text:span text:style-name="T12">if(( $flag==1))</text:span></text:p>
      <text:p text:style-name="P42"><text:span text:style-name="T12">then</text:span></text:p>
      <text:p text:style-name="P42"><text:span text:style-name="T12">echo "Input String is Palindrom"</text:span></text:p>
      <text:p text:style-name="P42"><text:span text:style-name="T12">fi</text:span></text:p>
      <text:p text:style-name="P42"><text:span text:style-name="T12"/></text:p>
      <text:p text:style-name="P44"><text:span text:style-name="T9">11.</text:span><text:span text:style-name="T10">How do I write Bash Script to find </text:span><text:span text:style-name="T9">even number</text:span></text:p>
      <text:p text:style-name="P44"><text:span text:style-name="T9"/></text:p>
      <text:p text:style-name="P29"/>
      <text:p text:style-name="P31"><text:soft-page-break/>#!/bin/bash</text:p>
      <text:p text:style-name="P31">echo "Please enter a num"</text:p>
      <text:p text:style-name="P31">read num</text:p>
      <text:p text:style-name="P31">if [ `expr $num % 2` -eq 0 ]</text:p>
      <text:p text:style-name="P31">then</text:p>
      <text:p text:style-name="P31"><text:s text:c="4"/>echo "The given number $num is even"</text:p>
      <text:p text:style-name="P31">else</text:p>
      <text:p text:style-name="P31"><text:s text:c="4"/>echo "The given number $num is not even"</text:p>
      <text:p text:style-name="P20"><text:span text:style-name="T9">fi</text:span></text:p>
      <text:p text:style-name="P20"><text:span text:style-name="T9"/></text:p>
      <text:p text:style-name="P25"><text:span text:style-name="T14">12.</text:span><text:span text:style-name="T15">How do I write Bash Script to find </text:span><text:span text:style-name="T14">list of</text:span><text:span text:style-name="T15"> </text:span><text:span text:style-name="T14">even number</text:span></text:p>
      <text:p text:style-name="P25"><text:span text:style-name="T14"/></text:p>
      <text:p text:style-name="P31">#!/bin/bash</text:p>
      <text:p text:style-name="P31">echo "Enter the Bnum"</text:p>
      <text:p text:style-name="P31">read bnum</text:p>
      <text:p text:style-name="P31">echo "Enter the Enum"</text:p>
      <text:p text:style-name="P31">read enum</text:p>
      <text:p text:style-name="P31">while [ $bnum -le $enum ]</text:p>
      <text:p text:style-name="P31">do</text:p>
      <text:p text:style-name="P31"><text:s text:c="4"/>if [ `expr $bnum % 2` -eq 0 ]</text:p>
      <text:p text:style-name="P31"><text:s text:c="4"/>then</text:p>
      <text:p text:style-name="P31"><text:s text:c="8"/>echo $bnum</text:p>
      <text:p text:style-name="P31"><text:s text:c="4"/>fi</text:p>
      <text:p text:style-name="P31"><text:s text:c="3"/>bnum=`expr $bnum + 1`</text:p>
      <text:p text:style-name="P20"><text:span text:style-name="T9">done</text:span></text:p>
      <text:p text:style-name="P21"><text:span text:style-name="T13"/></text:p>
      <text:p text:style-name="P25"><text:span text:style-name="T14">13.</text:span><text:span text:style-name="T15">How do I write Bash Script to find </text:span><text:span text:style-name="T14">odd number</text:span></text:p>
      <text:p text:style-name="P25"><text:span text:style-name="T14"/></text:p>
      <text:p text:style-name="P32">#!/bin/bash</text:p>
      <text:p text:style-name="P32">echo "Enter a number "</text:p>
      <text:p text:style-name="P32">read num</text:p>
      <text:p text:style-name="P32">if [ $(($num%2)) -ne 0 ]</text:p>
      <text:p text:style-name="P32">then</text:p>
      <text:p text:style-name="P32"><text:s text:c="5"/>echo "The given number $num is odd"</text:p>
      <text:p text:style-name="P32">else</text:p>
      <text:p text:style-name="P32"><text:s text:c="5"/>echo "Then given number $num is not odd"</text:p>
      <text:p text:style-name="P32"><text:soft-page-break/>fi</text:p>
      <text:p text:style-name="P36"/>
      <text:p text:style-name="P25"><text:span text:style-name="T14">14.</text:span><text:span text:style-name="T15">How do I write Bash Script to find </text:span><text:span text:style-name="T14">list of</text:span><text:span text:style-name="T15"> </text:span><text:span text:style-name="T14">odd number</text:span></text:p>
      <text:p text:style-name="P35"/>
      <text:p text:style-name="P31">#!/bin/bash<text:span text:style-name="T16"> <text:s text:c="14"/></text:span></text:p>
      <text:p text:style-name="P31">echo "Enter a bnum"</text:p>
      <text:p text:style-name="P31">read bnum</text:p>
      <text:p text:style-name="P31">echo "Enter a enum"</text:p>
      <text:p text:style-name="P31">read enum</text:p>
      <text:p text:style-name="P31">while [ $bnum -le $enum ] <text:s/></text:p>
      <text:p text:style-name="P31">do</text:p>
      <text:p text:style-name="P31"><text:s text:c="3"/>if [ $(($bnum%2)) -ne 0 ]</text:p>
      <text:p text:style-name="P31"><text:s text:c="3"/>then</text:p>
      <text:p text:style-name="P31"><text:s text:c="7"/>echo $bnum</text:p>
      <text:p text:style-name="P31"><text:s text:c="3"/>fi </text:p>
      <text:p text:style-name="P31"><text:s text:c="2"/>let bnum++</text:p>
      <text:p text:style-name="P20"><text:span text:style-name="T9">done</text:span></text:p>
      <text:p text:style-name="P20"><text:span text:style-name="T9"/></text:p>
      <text:p text:style-name="P30"/>
      <text:p text:style-name="P25"><text:span text:style-name="T14">15.</text:span><text:span text:style-name="T15">How do I write Bash Script to find </text:span><text:span text:style-name="T14">prime number</text:span></text:p>
      <text:p text:style-name="P38"><text:s text:c="3"/></text:p>
      <text:p text:style-name="P38"><text:s text:c="2"/><text:span text:style-name="T17">#!/bin/bash</text:span></text:p>
      <text:p text:style-name="P33">echo "Enter a number "</text:p>
      <text:p text:style-name="P33">read num</text:p>
      <text:p text:style-name="P33">i=2</text:p>
      <text:p text:style-name="P33">while [ $i -lt $num ]</text:p>
      <text:p text:style-name="P33">do</text:p>
      <text:p text:style-name="P33"><text:s text:c="5"/>if [ $(($num%$i)) -eq 0 ]</text:p>
      <text:p text:style-name="P33"><text:s text:c="5"/>then</text:p>
      <text:p text:style-name="P33"><text:s text:c="8"/>echo "The given number is not prime since it is divisible by $i"</text:p>
      <text:p text:style-name="P33"><text:s text:c="8"/>exit</text:p>
      <text:p text:style-name="P33"><text:s text:c="5"/>fi</text:p>
      <text:p text:style-name="P33"><text:s text:c="4"/>let i++</text:p>
      <text:p text:style-name="P33">done</text:p>
      <text:p text:style-name="P33">echo "The given number $num is prime" </text:p>
      <text:p text:style-name="P37"/>
      <text:p text:style-name="P25"><text:span text:style-name="T14">16.</text:span><text:span text:style-name="T15">How do I write Bash Script to find </text:span><text:span text:style-name="T14">list of</text:span><text:span text:style-name="T15"> </text:span><text:span text:style-name="T14">prime number</text:span></text:p>
      <text:p text:style-name="P39"/>
      <text:p text:style-name="P40"/>
      <text:p text:style-name="P34"><text:soft-page-break/>#!/bin/bash</text:p>
      <text:p text:style-name="P34">prime_1=1</text:p>
      <text:p text:style-name="P34">echo "Enter a range"</text:p>
      <text:p text:style-name="P34">read n</text:p>
      <text:p text:style-name="P34">clear</text:p>
      <text:p text:style-name="P34">echo "List of prime numbers within the range $n"</text:p>
      <text:p text:style-name="P34">echo 1</text:p>
      <text:p text:style-name="P34">echo 2</text:p>
      <text:p text:style-name="P34">for((i=3;i&lt;=n;))</text:p>
      <text:p text:style-name="P34">do</text:p>
      <text:p text:style-name="P34"><text:s text:c="3"/>for((j=2;j&lt;i;))</text:p>
      <text:p text:style-name="P34"><text:s text:c="3"/>do</text:p>
      <text:p text:style-name="P34"><text:s text:c="6"/>if [ `expr $i % $j` -eq 0 ]</text:p>
      <text:p text:style-name="P34"><text:s text:c="6"/>then</text:p>
      <text:p text:style-name="P34"><text:s text:c="9"/>prime_1=0</text:p>
      <text:p text:style-name="P34"><text:s text:c="9"/>break</text:p>
      <text:p text:style-name="P34"><text:s text:c="7"/>else</text:p>
      <text:p text:style-name="P34"><text:s text:c="10"/>prime_1=1</text:p>
      <text:p text:style-name="P34"><text:s text:c="7"/>fi</text:p>
      <text:p text:style-name="P34"><text:s text:c="6"/>let j++</text:p>
      <text:p text:style-name="P34"><text:s text:c="5"/>done</text:p>
      <text:p text:style-name="P34"><text:s text:c="3"/>if [ $prime_1 -eq 1 ]</text:p>
      <text:p text:style-name="P34"><text:s text:c="3"/>then</text:p>
      <text:p text:style-name="P34"><text:s text:c="7"/>echo $i </text:p>
      <text:p text:style-name="P34"><text:s text:c="4"/>fi</text:p>
      <text:p text:style-name="P34"><text:s text:c="2"/>let i++</text:p>
      <text:p text:style-name="P34">done</text:p>
      <text:p text:style-name="P22"><text:span text:style-name="T9"/></text:p>
      <text:p text:style-name="P27"><text:span text:style-name="T9">17.How to create list of directories in some files in some data in text</text:span></text:p>
      <text:p text:style-name="P27"><text:span text:style-name="T9"/></text:p>
      <text:p text:style-name="P23"><text:span text:style-name="T9">#!/bin/bash</text:span></text:p>
      <text:p text:style-name="P23"><text:span text:style-name="T9">mkdir mydata</text:span></text:p>
      <text:p text:style-name="P23"><text:span text:style-name="T9">cd "mydata"</text:span></text:p>
      <text:p text:style-name="P23"><text:span text:style-name="T9">i=1</text:span></text:p>
      <text:p text:style-name="P23"><text:span text:style-name="T9">while [ $i -le 45 ]</text:span></text:p>
      <text:p text:style-name="P23"><text:soft-page-break/><text:span text:style-name="T9">do</text:span></text:p>
      <text:p text:style-name="P23"><text:span text:style-name="T9">touch $i.cfg</text:span></text:p>
      <text:p text:style-name="P23"><text:span text:style-name="T9">echo "My Name is Prabhakar" &gt; "file$i.cfg"</text:span></text:p>
      <text:p text:style-name="P23"><text:span text:style-name="T9">((i++))</text:span></text:p>
      <text:p text:style-name="P23"><text:span text:style-name="T9">done</text:span></text:p>
      <text:p text:style-name="P23"><text:span text:style-name="T9"/></text:p>
      <text:p text:style-name="P28"><text:span text:style-name="T9">18.How to display list of files</text:span></text:p>
      <text:p text:style-name="P28"><text:span text:style-name="T9"/></text:p>
      <text:p text:style-name="P24"><text:span text:style-name="T9">#!/bin/bash</text:span></text:p>
      <text:p text:style-name="P24"><text:span text:style-name="T9">for item in *</text:span></text:p>
      <text:p text:style-name="P24"><text:span text:style-name="T9">do</text:span></text:p>
      <text:p text:style-name="P24"><text:span text:style-name="T9"><text:tab/>if [ -f $item ]</text:span></text:p>
      <text:p text:style-name="P24"><text:span text:style-name="T9"><text:tab/>then</text:span></text:p>
      <text:p text:style-name="P24"><text:span text:style-name="T9"><text:tab/>echo $item</text:span></text:p>
      <text:p text:style-name="P24"><text:span text:style-name="T9"><text:tab/>fi</text:span></text:p>
      <text:p text:style-name="P24"><text:span text:style-name="T9">done</text:span></text:p>
      <text:p text:style-name="P26"><text:span text:style-name="T9"/></text:p>
      <text:p text:style-name="P26"><text:span text:style-name="T9"/></text:p>
      <text:p text:style-name="P28"><text:span text:style-name="T9">19.how to display list of directories</text:span></text:p>
      <text:p text:style-name="P28"><text:span text:style-name="T9"/></text:p>
      <text:p text:style-name="P24"><text:span text:style-name="T9">#!/bin/bash</text:span></text:p>
      <text:p text:style-name="P24"><text:span text:style-name="T9">for item in *</text:span></text:p>
      <text:p text:style-name="P24"><text:span text:style-name="T9">do</text:span></text:p>
      <text:p text:style-name="P24"><text:span text:style-name="T9"><text:tab/>if [ -d $item ]</text:span></text:p>
      <text:p text:style-name="P24"><text:span text:style-name="T9"><text:tab/>then</text:span></text:p>
      <text:p text:style-name="P24"><text:span text:style-name="T9"><text:tab/>echo $item</text:span></text:p>
      <text:p text:style-name="P24"><text:span text:style-name="T9"><text:tab/>fi</text:span></text:p>
      <text:p text:style-name="P24"><text:span text:style-name="T9">done</text:span></text:p>
      <text:p text:style-name="P2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sans-serif"/>
    <style:font-face style:name="calibri" svg:font-family="calibri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21:20.959260659</meta:creation-date>
    <meta:generator>LibreOffice/5.3.1.2$Linux_X86_64 LibreOffice_project/30m0$Build-2</meta:generator>
    <dc:date>2017-11-21T17:20:04.255058935</dc:date>
    <meta:editing-duration>PT56M28S</meta:editing-duration>
    <meta:editing-cycles>5</meta:editing-cycles>
    <meta:document-statistic meta:table-count="0" meta:image-count="0" meta:object-count="0" meta:page-count="9" meta:paragraph-count="245" meta:word-count="811" meta:character-count="4310" meta:non-whitespace-character-count="3508"/>
  </office:meta>
</office:document-meta>
</file>